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 </text:p>
      <text:p text:style-name="Standard"/>
      <text:list xml:id="list2259097405" text:style-name="WWNum1">
        <text:list-item>
          <text:p text:style-name="P1">getcontext(): Tem como parâmetro um ponteiro do tipo ucontext_t, fazendo com que ele aponte para o contexto atualmente ativo; Em sucesso retorna 0, em falha retorna -1;<text:line-break/></text:p>
        </text:list-item>
        <text:list-item>
          <text:p text:style-name="P1">setcontext(): Tem como parâmetro um ponteiro constante do tipo ucontext_t; Ela restaura o contexto passado por esse ponteiro; Em sucesso não retorna nada, em falha retorna -1; O contexto tem que ter sido obtido pela função getcontext() ou makecontext(); Se pela função getcontext(), ele continua a execução do código; caso tenha sido obtido por makecontext(), vai executar a função que makecontext() recebe por parâmetro antes de prosseguir com o código;<text:line-break/></text:p>
        </text:list-item>
        <text:list-item>
          <text:p text:style-name="P1">swapcontext(): Tem como parâmetros um ponteiro de ucontext_t e um ponteiro constante de ucontext_t. A função salva o contexto atual, que é apontado pelo primeiro parâmetro, e ativa o contexto para o qual o segundo parâmetro aponta;<text:line-break/></text:p>
        </text:list-item>
        <text:list-item>
          <text:p text:style-name="P1">makecontext( ): Modifica o contexto da variável ucontext_t (inicializada com getcontext( ) ) passada como argumento, fazendo que com a restauração dessa variável, seja chamada a função definida como argumento no makecontext( ).</text:p>
        </text:list-item>
      </text:list>
      <text:p text:style-name="P3"/>
      <text:p text:style-name="P3">2)</text:p>
      <text:p text:style-name="P3"/>
      <text:list xml:id="list2531607283" text:style-name="WWNum2">
        <text:list-item>
          <text:p text:style-name="P2"><text:span text:style-name="T2">uc_stack</text:span>: A pilha onde está o contexto;</text:p>
        </text:list-item>
        <text:list-item>
          <text:p text:style-name="P2"><text:span text:style-name="T2">uc_link</text:span>: Ponteiro para o próximo contexto; Será ativado quando este terminar;<text:span text:style-name="T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93" meta:character-count="1211" meta:non-whitespace-character-count="1027"/>
    <meta:generator>LibreOfficeDev/6.0.5.2$Linux_X86_64 LibreOffice_project/</meta:generator>
  </office:meta>
</office:document-meta>
</file>